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d735" officeooo:paragraph-rsid="0010d735"/>
    </style:style>
    <style:style style:name="T1" style:family="text">
      <style:text-properties officeooo:rsid="0010d7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umber masa kecil immanuel kant</text:p>
      <text:p text:style-name="Standard"><text:a xlink:type="simple" xlink:href="http://biokristi.sabda.org/immanuel_kant" text:style-name="Internet_20_link" text:visited-style-name="Visited_20_Internet_20_Link">http://biokristi.sabda.org/immanuel_kant</text:a></text:p>
      <text:p text:style-name="Standard"><text:a xlink:type="simple" xlink:href="http://digilib.uinsby.ac.id/13978/5/Bab%202.pdf" text:style-name="Internet_20_link" text:visited-style-name="Visited_20_Internet_20_Link">http://digilib.uinsby.ac.id/13978/5/Bab%202.pdf</text:a></text:p>
      <text:p text:style-name="Standard"><text:a xlink:type="simple" xlink:href="https://biografi-tokoh-ternama.blogspot.com/2015/01/biografi-immanuel-kant-filsuf-besar-jerman.html" text:style-name="Internet_20_link" text:visited-style-name="Visited_20_Internet_20_Link">https://biografi-tokoh-ternama.blogspot.com/2015/01/biografi-immanuel-kant-filsuf-besar-jerman.html</text:a></text:p>
      <text:p text:style-name="Standard"><text:s/></text:p>
      <text:p text:style-name="P1">2. Karya-karya immnuel kant</text:p>
      <text:p text:style-name="P1"><text:a xlink:type="simple" xlink:href="https://id.wikipedia.org/wiki/Immanuel_Kant" text:style-name="Internet_20_link" text:visited-style-name="Visited_20_Internet_20_Link">https://id.wikipedia.org/wiki/Immanuel_Kant</text:a></text:p>
      <text:p text:style-name="P1"><text:a xlink:type="simple" xlink:href="http://syifarhs.blogspot.com/2016/12/karya-karya-immanuel-kant.html" text:style-name="Internet_20_link" text:visited-style-name="Visited_20_Internet_20_Link">http://syifarhs.blogspot.com/2016/12/karya-karya-immanuel-kant.html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7:05:55.988127171</meta:creation-date>
    <dc:date>2019-04-04T17:13:12.129792318</dc:date>
    <meta:editing-duration>PT7M19S</meta:editing-duration>
    <meta:editing-cycles>1</meta:editing-cycles>
    <meta:document-statistic meta:table-count="0" meta:image-count="0" meta:object-count="0" meta:page-count="1" meta:paragraph-count="8" meta:word-count="15" meta:character-count="358" meta:non-whitespace-character-count="349"/>
    <meta:generator>LibreOffice/6.0.3.2$Linux_x86 LibreOffice_project/00m0$Build-2</meta:generator>
  </office:meta>
</office:document-meta>
</file>